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loext:opacity="100%"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1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language="uk" fo:country="UA" fo:font-weight="bold" officeooo:rsid="01b7bcbb" officeooo:paragraph-rsid="01b7bcbb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1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1"/>
    </style:style>
    <style:style style:name="P10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" fo:font-size="14pt" fo:font-weight="normal" officeooo:paragraph-rsid="01b8a5c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Open Sans1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  <style:text-properties fo:color="#1c1c1c" loext:opacity="100%" style:font-name="Open Sans1" fo:font-size="14pt" fo:font-style="italic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officeooo:rsid="01b6a83e" officeooo:paragraph-rsid="01b6a83e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6" style:family="paragraph" style:parent-style-name="Standard">
      <style:text-properties style:font-name="Open Sans1" style:font-name-complex="Times New Roman1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1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a407d" style:font-size-asian="22pt" style:font-weight-asian="bold" style:font-size-complex="22pt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variant="normal" fo:text-transform="none" fo:letter-spacing="normal" fo:font-style="normal" officeooo:rsid="01ba407d" style:font-weight-asian="normal" style:font-weight-complex="normal"/>
    </style:style>
    <style:style style:name="T7" style:family="text">
      <style:text-properties officeooo:rsid="006703d0"/>
    </style:style>
    <style:style style:name="T8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Основи Front-end</text:p>
      <text:p text:style-name="P7"/>
      <text:p text:style-name="P8"><text:span text:style-name="T3">Лабораторна робота №</text:span><text:span text:style-name="T4">3</text:span></text:p>
      <text:p text:style-name="P9"/>
      <text:p text:style-name="P10"><text:span text:style-name="T5">«</text:span><text:span text:style-name="T6">Блочка верстка макету сайту за допомогою HTML і CSS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2">Виконав: </text:p>
      <text:p text:style-name="P13">студент групи ІО-32</text:p>
      <text:p text:style-name="P13"><text:s/>Крадожон М. </text:p>
      <text:p text:style-name="P12">Перевірив<text:span text:style-name="T7">(-ла)</text:span>: </text:p>
      <text:p text:style-name="P14"><text:span text:style-name="T8">Жереб К</text:span>.</text:p>
      <text:p text:style-name="P15"/>
      <text:p text:style-name="P16"/>
      <text:p text:style-name="P17">Київ –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5</meta:editing-cycles>
    <meta:creation-date>2023-09-08T15:48:00</meta:creation-date>
    <dc:date>2025-09-29T14:53:45.822526995</dc:date>
    <meta:editing-duration>P3DT2H3M11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43" meta:character-count="330" meta:non-whitespace-character-count="296"/>
    <meta:user-defined meta:name="AppVersion">16.0000</meta:user-defined>
    <meta:template xlink:type="simple" xlink:actuate="onRequest" xlink:title="Normal.dotm" xlink:href=""/>
  </office:meta>
</office:document-meta>
</file>